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25000002BE2C6BC49FCE00AF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25%" draw:textarea-horizontal-align="justify" draw:textarea-vertical-align="middle" draw:auto-grow-height="false" fo:min-height="2.948cm" fo:min-width="7.81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svg:stroke-color="#530260" draw:fill-color="#f2cbf8" draw:opacity="25%" draw:textarea-horizontal-align="justify" draw:textarea-vertical-align="middle" draw:auto-grow-height="false" fo:min-height="2.948cm" fo:min-width="11.7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svg:stroke-color="#106802" draw:fill-color="#ccf4c6" draw:opacity="25%" draw:textarea-horizontal-align="justify" draw:textarea-vertical-align="middle" draw:auto-grow-height="false" fo:min-height="3.302cm" fo:min-width="6.084cm"/>
    </style:style>
    <style:style style:name="gr7" style:family="graphic" style:parent-style-name="standard">
      <style:graphic-properties svg:stroke-color="#876900" draw:fill-color="#fde9a9" draw:opacity="25%" draw:textarea-horizontal-align="justify" draw:textarea-vertical-align="middle" draw:auto-grow-height="false" fo:min-height="2.91cm" fo:min-width="4.672cm"/>
    </style:style>
    <style:style style:name="gr8" style:family="graphic" style:parent-style-name="standard">
      <style:graphic-properties svg:stroke-color="#622502" draw:fill-color="#f09e6f" draw:opacity="25%" draw:textarea-horizontal-align="justify" draw:textarea-vertical-align="middle" draw:auto-grow-height="false" fo:min-height="2.211cm" fo:min-width="6.201cm"/>
      <style:paragraph-properties style:writing-mode="lr-tb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0.342cm" fo:min-width="0.6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1cm"/>
      <style:paragraph-properties style:writing-mode="lr-tb"/>
    </style:style>
    <style:style style:name="gr11" style:family="graphic" style:parent-style-name="standard">
      <style:graphic-properties svg:stroke-color="#106802" draw:fill-color="#ccf4c6" draw:opacity="25%" draw:textarea-horizontal-align="justify" draw:textarea-vertical-align="middle" draw:auto-grow-height="false" fo:min-height="3.302cm" fo:min-width="16.31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2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369a3"/>
    </style:style>
    <style:style style:name="P5" style:family="paragraph">
      <loext:graphic-properties draw:fill-color="#f2cbf8" draw:opacity="25%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530260"/>
    </style:style>
    <style:style style:name="P7" style:family="paragraph">
      <loext:graphic-properties draw:fill-color="#ccf4c6" draw:opacity="25%"/>
      <style:paragraph-properties fo:text-align="center"/>
    </style:style>
    <style:style style:name="P8" style:family="paragraph">
      <loext:graphic-properties draw:fill-color="#fde9a9" draw:opacity="25%"/>
      <style:paragraph-properties fo:text-align="center"/>
    </style:style>
    <style:style style:name="P9" style:family="paragraph">
      <loext:graphic-properties draw:fill-color="#f09e6f" draw:opacity="25%"/>
      <style:paragraph-properties fo:text-align="center" style:writing-mode="lr-tb"/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76900"/>
    </style:style>
    <style:style style:name="P11" style:family="paragraph">
      <loext:graphic-properties draw:fill-color="#808080"/>
      <style:paragraph-properties fo:text-align="center"/>
      <style:text-properties fo:color="#808080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622502"/>
    </style:style>
    <style:style style:name="P14" style:family="paragraph">
      <style:paragraph-properties fo:text-align="center"/>
      <style:text-properties fo:color="#106802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06802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color="#0369a3"/>
    </style:style>
    <style:style style:name="T2" style:family="text">
      <style:text-properties fo:color="#530260"/>
    </style:style>
    <style:style style:name="T3" style:family="text">
      <style:text-properties fo:color="#876900"/>
    </style:style>
    <style:style style:name="T4" style:family="text">
      <style:text-properties fo:color="#622502"/>
    </style:style>
    <style:style style:name="T5" style:family="text">
      <style:text-properties fo:color="#622502" fo:font-size="10pt" style:font-size-asian="10pt" style:font-size-complex="10pt"/>
    </style:style>
    <style:style style:name="T6" style:family="text">
      <style:text-properties fo:color="#622502" fo:font-size="40pt" style:font-size-asian="40pt" style:font-size-complex="40pt"/>
    </style:style>
    <style:style style:name="T7" style:family="text">
      <style:text-properties fo:color="#10680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567cm" svg:height="8.266cm" svg:x="0cm" svg:y="6.726cm">
          <draw:image xlink:href="Pictures/1000020100000925000002BE2C6BC49FCE00AFB5.png" xlink:type="simple" xlink:show="embed" xlink:actuate="onLoad" loext:mime-type="image/png">
            <text:p/>
          </draw:image>
        </draw:frame>
        <draw:custom-shape draw:style-name="gr2" draw:text-style-name="P2" draw:layer="layout" svg:width="8.665cm" svg:height="3.544cm" svg:x="0.097cm" svg:y="11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348cm" svg:height="0.962cm" svg:x="1.654cm" svg:y="11.752cm">
          <draw:text-box>
            <text:p text:style-name="P3"><text:span text:style-name="T1">Inventaire</text:span></text:p>
          </draw:text-box>
        </draw:frame>
        <draw:custom-shape draw:style-name="gr4" draw:text-style-name="P5" draw:layer="layout" svg:width="12.602cm" svg:height="3.544cm" svg:x="9.077cm" svg:y="11.7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3.6cm" svg:height="1.673cm" svg:x="9.3cm" svg:y="11.752cm">
          <draw:text-box>
            <text:p text:style-name="P3"><text:span text:style-name="T2">Recherche</text:span></text:p>
          </draw:text-box>
        </draw:frame>
        <draw:custom-shape draw:style-name="gr6" draw:text-style-name="P7" draw:layer="layout" svg:width="6.968cm" svg:height="3.936cm" svg:x="20.6cm" svg:y="6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512cm" svg:height="3.5cm" svg:x="22.055cm" svg:y="1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.967cm" svg:height="2.727cm" svg:x="20.6cm" svg:y="2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4.2cm" svg:height="1.673cm" svg:x="22cm" svg:y="11.727cm">
          <draw:text-box>
            <text:p text:style-name="P3"><text:span text:style-name="T3">Commande</text:span></text:p>
          </draw:text-box>
        </draw:frame>
        <draw:custom-shape draw:style-name="gr9" draw:text-style-name="P11" draw:layer="layout" svg:width="1.378cm" svg:height="1.182cm" draw:transform="rotate (1.5707963267949) translate (23.577cm 6.7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3" draw:layer="layout" svg:width="6.063cm" svg:height="2.931cm" svg:x="21.117cm" svg:y="2.6cm">
          <draw:text-box>
            <text:p text:style-name="P3"><text:span text:style-name="T4">Facturation</text:span></text:p>
            <text:p text:style-name="P3"><text:span text:style-name="T5"/></text:p>
            <text:p text:style-name="P12"><text:span text:style-name="T6">€</text:span><text:span text:style-name="T6">/$</text:span></text:p>
          </draw:text-box>
        </draw:frame>
        <draw:frame draw:style-name="gr5" draw:text-style-name="P15" draw:layer="layout" svg:width="4.2cm" svg:height="1.673cm" svg:x="20.6cm" svg:y="6.828cm">
          <draw:text-box>
            <text:p text:style-name="P14"><text:span text:style-name="T7">Tr</text:span><text:span text:style-name="T7">a</text:span><text:span text:style-name="T7">n</text:span><text:span text:style-name="T7">s</text:span><text:span text:style-name="T7">p</text:span><text:span text:style-name="T7">or</text:span><text:span text:style-name="T7">t</text:span></text:p>
          </draw:text-box>
        </draw:frame>
        <draw:custom-shape draw:style-name="gr11" draw:text-style-name="P7" draw:layer="layout" svg:width="17.2cm" svg:height="3.936cm" svg:x="0.1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5" draw:layer="layout" svg:width="4.2cm" svg:height="1.673cm" svg:x="1.151cm" svg:y="6.829cm">
          <draw:text-box>
            <text:p text:style-name="P14"><text:span text:style-name="T7">Informatif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5:58:06.882474766</meta:creation-date>
    <dc:date>2022-07-06T19:06:33.509384335</dc:date>
    <meta:editing-duration>PT49M55S</meta:editing-duration>
    <meta:editing-cycles>3</meta:editing-cycles>
    <meta:generator>LibreOffice/6.4.7.2$Linux_X86_64 LibreOffice_project/40$Build-2</meta:generator>
    <meta:document-statistic meta:object-count="37"/>
  </office:meta>
</office:document-meta>
</file>